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0pt" style:text-underline-style="none" fo:font-weight="normal" officeooo:rsid="0013549a" officeooo:paragraph-rsid="0013549a" style:font-name-asian="Monospace1" style:font-size-asian="10pt" style:font-weight-asian="normal" style:font-name-complex="Monospace1" style:font-size-complex="10pt" style:font-weight-complex="normal"/>
    </style:style>
    <style:style style:name="P2"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0pt" style:text-underline-style="none" fo:font-weight="normal" officeooo:rsid="00247e64" officeooo:paragraph-rsid="00247e64" style:font-name-asian="Monospace1" style:font-size-asian="10pt" style:font-weight-asian="normal" style:font-name-complex="Monospace1" style:font-size-complex="10pt" style:font-weight-complex="normal"/>
    </style:style>
    <style:style style:name="P3"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0pt" style:text-underline-style="none" fo:font-weight="normal" officeooo:rsid="00259bde" officeooo:paragraph-rsid="00259bde" style:font-name-asian="Monospace1" style:font-size-asian="10pt" style:font-weight-asian="normal" style:font-name-complex="Monospace1" style:font-size-complex="10pt" style:font-weight-complex="normal"/>
    </style:style>
    <style:style style:name="P4"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0pt" style:text-underline-style="none" fo:font-weight="normal" officeooo:rsid="00259bde" officeooo:paragraph-rsid="00276722" style:font-name-asian="Monospace1" style:font-size-asian="10pt" style:font-weight-asian="normal" style:font-name-complex="Monospace1" style:font-size-complex="10pt" style:font-weight-complex="normal"/>
    </style:style>
    <style:style style:name="P5"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0pt" style:text-underline-style="none" fo:font-weight="normal" officeooo:rsid="00276722" officeooo:paragraph-rsid="00276722" style:font-name-asian="Monospace1" style:font-size-asian="10pt" style:font-weight-asian="normal" style:font-name-complex="Monospace1" style:font-size-complex="10pt" style:font-weight-complex="normal"/>
    </style:style>
    <style:style style:name="P6"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0pt" style:text-underline-style="none" fo:font-weight="normal" officeooo:rsid="00290e2d" officeooo:paragraph-rsid="00290e2d" style:font-name-asian="Monospace1" style:font-size-asian="10pt" style:font-weight-asian="normal" style:font-name-complex="Monospace1" style:font-size-complex="10pt" style:font-weight-complex="normal"/>
    </style:style>
    <style:style style:name="P7"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0pt" style:text-underline-style="none" fo:font-weight="normal" officeooo:rsid="005f7e2c" officeooo:paragraph-rsid="00290e2d" style:font-name-asian="Monospace1" style:font-size-asian="10pt" style:font-weight-asian="normal" style:font-name-complex="Monospace1" style:font-size-complex="10pt" style:font-weight-complex="normal"/>
    </style:style>
    <style:style style:name="P8"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0pt" style:text-underline-style="none" fo:font-weight="normal" officeooo:rsid="005f7e2c" officeooo:paragraph-rsid="002af9f5" style:font-name-asian="Monospace1" style:font-size-asian="10pt" style:font-weight-asian="normal" style:font-name-complex="Monospace1" style:font-size-complex="10pt" style:font-weight-complex="normal"/>
    </style:style>
    <style:style style:name="P9"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0pt" style:text-underline-style="none" fo:font-weight="normal" officeooo:rsid="005f7e2c" officeooo:paragraph-rsid="00342c41" style:font-name-asian="Monospace1" style:font-size-asian="10pt" style:font-weight-asian="normal" style:font-name-complex="Monospace1" style:font-size-complex="10pt" style:font-weight-complex="normal"/>
    </style:style>
    <style:style style:name="P10"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0pt" style:text-underline-style="none" fo:font-weight="normal" officeooo:rsid="002af9f5" officeooo:paragraph-rsid="002af9f5" style:font-name-asian="Monospace1" style:font-size-asian="10pt" style:font-weight-asian="normal" style:font-name-complex="Monospace1" style:font-size-complex="10pt" style:font-weight-complex="normal"/>
    </style:style>
    <style:style style:name="P11"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0pt" style:text-underline-style="none" fo:font-weight="normal" officeooo:rsid="00342c41" officeooo:paragraph-rsid="00342c41" style:font-name-asian="Monospace1" style:font-size-asian="10pt" style:font-weight-asian="normal" style:font-name-complex="Monospace1" style:font-size-complex="10pt" style:font-weight-complex="normal"/>
    </style:style>
    <style:style style:name="P12"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0pt" style:text-underline-style="none" fo:font-weight="normal" officeooo:rsid="0036ac3d" officeooo:paragraph-rsid="0036ac3d" style:font-name-asian="Monospace1" style:font-size-asian="10pt" style:font-weight-asian="normal" style:font-name-complex="Monospace1" style:font-size-complex="10pt" style:font-weight-complex="normal"/>
    </style:style>
    <style:style style:name="P13"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0pt" style:text-underline-style="none" officeooo:rsid="00259bde" officeooo:paragraph-rsid="00259bde" style:font-name-asian="Monospace1" style:font-size-asian="10pt" style:font-name-complex="Monospace1" style:font-size-complex="10pt"/>
    </style:style>
    <style:style style:name="P14"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0pt" fo:font-style="normal" style:text-underline-style="none" fo:font-weight="normal" officeooo:rsid="00290e2d" officeooo:paragraph-rsid="00290e2d" style:font-name-asian="Monospace1" style:font-size-asian="10pt" style:font-style-asian="normal" style:font-weight-asian="normal" style:font-name-complex="Monospace1" style:font-size-complex="10pt" style:font-style-complex="normal" style:font-weight-complex="normal"/>
    </style:style>
    <style:style style:name="P15"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0pt" fo:font-style="normal" style:text-underline-style="none" fo:font-weight="normal" officeooo:rsid="002df7f9" officeooo:paragraph-rsid="002af9f5" style:font-name-asian="Monospace1" style:font-size-asian="10pt" style:font-style-asian="normal" style:font-weight-asian="normal" style:font-name-complex="Monospace1" style:font-size-complex="10pt" style:font-style-complex="normal" style:font-weight-complex="normal"/>
    </style:style>
    <style:style style:name="P16" style:family="paragraph" style:parent-style-name="Standard">
      <style:paragraph-properties fo:margin-left="0in" fo:margin-right="0in" fo:text-align="justify" style:justify-single-word="false" fo:text-indent="0in" style:auto-text-indent="false" style:text-autospace="none"/>
      <style:text-properties fo:color="#000000" style:font-name="Arial" fo:font-size="10pt" fo:font-style="normal" style:text-underline-style="none" fo:font-weight="normal" officeooo:rsid="00342c41" officeooo:paragraph-rsid="00342c41" style:font-name-asian="Monospace1" style:font-size-asian="10pt" style:font-style-asian="normal" style:font-weight-asian="normal" style:font-name-complex="Monospace1" style:font-size-complex="10pt" style:font-style-complex="normal" style:font-weight-complex="normal"/>
    </style:style>
    <style:style style:name="P17" style:family="paragraph" style:parent-style-name="Standard">
      <style:paragraph-properties fo:margin-left="0in" fo:margin-right="0in" fo:text-align="justify" style:justify-single-word="false" fo:text-indent="0in" style:auto-text-indent="false" style:text-autospace="none"/>
      <style:text-properties fo:color="#000000" style:font-name="Monospace" fo:font-size="10pt" officeooo:paragraph-rsid="00342c41" style:font-size-asian="10pt"/>
    </style:style>
    <style:style style:name="P18"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63e7c1" officeooo:paragraph-rsid="0010044c" style:font-name-asian="Monospace1" style:font-size-asian="10pt" style:font-name-complex="Monospace1" style:font-size-complex="10pt"/>
    </style:style>
    <style:style style:name="P19"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63e7c1" officeooo:paragraph-rsid="0014497e" style:font-name-asian="Monospace1" style:font-size-asian="10pt" style:font-name-complex="Monospace1" style:font-size-complex="10pt"/>
    </style:style>
    <style:style style:name="P20"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63e7c1" officeooo:paragraph-rsid="0013549a" style:font-name-asian="Monospace1" style:font-size-asian="10pt" style:font-name-complex="Monospace1" style:font-size-complex="10pt"/>
    </style:style>
    <style:style style:name="P21"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63e7c1" officeooo:paragraph-rsid="00290e2d" style:font-name-asian="Monospace1" style:font-size-asian="10pt" style:font-name-complex="Monospace1" style:font-size-complex="10pt"/>
    </style:style>
    <style:style style:name="P22"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5f7e2c" officeooo:paragraph-rsid="0010044c" style:font-name-asian="Monospace1" style:font-size-asian="10pt" style:font-name-complex="Monospace1" style:font-size-complex="10pt"/>
    </style:style>
    <style:style style:name="P23"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5f7e2c" officeooo:paragraph-rsid="001b5528" style:font-name-asian="Monospace1" style:font-size-asian="10pt" style:font-name-complex="Monospace1" style:font-size-complex="10pt"/>
    </style:style>
    <style:style style:name="P24"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5f7e2c" officeooo:paragraph-rsid="001bffa7" style:font-name-asian="Monospace1" style:font-size-asian="10pt" style:font-name-complex="Monospace1" style:font-size-complex="10pt"/>
    </style:style>
    <style:style style:name="P25"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5f7e2c" officeooo:paragraph-rsid="0013549a" style:font-name-asian="Monospace1" style:font-size-asian="10pt" style:font-name-complex="Monospace1" style:font-size-complex="10pt"/>
    </style:style>
    <style:style style:name="P26"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5f7e2c" officeooo:paragraph-rsid="0014497e" style:font-name-asian="Monospace1" style:font-size-asian="10pt" style:font-name-complex="Monospace1" style:font-size-complex="10pt"/>
    </style:style>
    <style:style style:name="P27"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5f7e2c" officeooo:paragraph-rsid="0024ed96" style:font-name-asian="Monospace1" style:font-size-asian="10pt" style:font-name-complex="Monospace1" style:font-size-complex="10pt"/>
    </style:style>
    <style:style style:name="P28"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5f7e2c" officeooo:paragraph-rsid="00290e2d" style:font-name-asian="Monospace1" style:font-size-asian="10pt" style:font-name-complex="Monospace1" style:font-size-complex="10pt"/>
    </style:style>
    <style:style style:name="P29"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5f7e2c" officeooo:paragraph-rsid="00342c41" style:font-name-asian="Monospace1" style:font-size-asian="10pt" style:font-name-complex="Monospace1" style:font-size-complex="10pt"/>
    </style:style>
    <style:style style:name="P30"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paragraph-rsid="0010044c" style:font-name-asian="Monospace1" style:font-size-asian="10pt" style:font-name-complex="Monospace1" style:font-size-complex="10pt"/>
    </style:style>
    <style:style style:name="P31"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paragraph-rsid="00117d6c" style:font-name-asian="Monospace1" style:font-size-asian="10pt" style:font-name-complex="Monospace1" style:font-size-complex="10pt"/>
    </style:style>
    <style:style style:name="P32"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2af9f5" officeooo:paragraph-rsid="002af9f5" style:font-name-asian="Monospace1" style:font-size-asian="10pt" style:font-name-complex="Monospace1" style:font-size-complex="10pt"/>
    </style:style>
    <style:style style:name="P33"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2af9f5" officeooo:paragraph-rsid="00342c41" style:font-name-asian="Monospace1" style:font-size-asian="10pt" style:font-name-complex="Monospace1" style:font-size-complex="10pt"/>
    </style:style>
    <style:style style:name="P34" style:family="paragraph" style:parent-style-name="Standard">
      <style:paragraph-properties fo:margin-left="0in" fo:margin-right="0in" fo:text-align="justify" style:justify-single-word="false" fo:text-indent="0in" style:auto-text-indent="false" style:text-autospace="none"/>
      <style:text-properties style:font-name="Arial" fo:font-size="10pt" officeooo:rsid="00342c41" officeooo:paragraph-rsid="00342c41" style:font-name-asian="Monospace1" style:font-size-asian="10pt" style:font-name-complex="Monospace1" style:font-size-complex="10pt"/>
    </style:style>
    <style:style style:name="P35"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officeooo:rsid="00117d6c" officeooo:paragraph-rsid="0010044c" style:font-name-asian="Monospace1" style:font-size-asian="10pt" style:font-name-complex="Monospace1" style:font-size-complex="10pt"/>
    </style:style>
    <style:style style:name="P36"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officeooo:rsid="005f7e2c" officeooo:paragraph-rsid="001bed85" style:font-name-asian="Monospace1" style:font-size-asian="10pt" style:font-name-complex="Monospace1" style:font-size-complex="10pt"/>
    </style:style>
    <style:style style:name="P37"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officeooo:rsid="0010044c" officeooo:paragraph-rsid="0010044c" style:font-name-asian="Monospace1" style:font-size-asian="10pt" style:font-name-complex="Monospace1" style:font-size-complex="10pt"/>
    </style:style>
    <style:style style:name="P38"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officeooo:rsid="0013549a" officeooo:paragraph-rsid="0013549a" style:font-name-asian="Monospace1" style:font-size-asian="10pt" style:font-name-complex="Monospace1" style:font-size-complex="10pt"/>
    </style:style>
    <style:style style:name="P39"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officeooo:rsid="00276722" officeooo:paragraph-rsid="00276722" style:font-name-asian="Monospace1" style:font-size-asian="10pt" style:font-name-complex="Monospace1" style:font-size-complex="10pt"/>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officeooo:rsid="0024ed96" officeooo:paragraph-rsid="0024ed96" style:font-name-asian="Monospace1" style:font-size-asian="10pt" style:font-name-complex="Monospace1" style:font-size-complex="10pt"/>
    </style:style>
    <style:style style:name="P41" style:family="paragraph" style:parent-style-name="Standard">
      <style:paragraph-properties fo:margin-left="0in" fo:margin-right="0in" fo:text-align="justify" style:justify-single-word="false" fo:text-indent="0in" style:auto-text-indent="false" style:text-autospace="none"/>
      <style:text-properties style:font-name="Arial" fo:font-size="10pt" style:text-underline-style="none" fo:font-weight="normal" officeooo:rsid="00290e2d" officeooo:paragraph-rsid="00290e2d" style:font-name-asian="Monospace1" style:font-size-asian="10pt" style:font-weight-asian="normal" style:font-name-complex="Monospace1" style:font-size-complex="10pt" style:font-weight-complex="normal"/>
    </style:style>
    <style:style style:name="P42" style:family="paragraph" style:parent-style-name="Standard">
      <style:paragraph-properties fo:margin-left="0in" fo:margin-right="0in" fo:text-align="center" style:justify-single-word="false" fo:text-indent="0in" style:auto-text-indent="false" style:text-autospace="none"/>
      <style:text-properties style:font-name="Arial" fo:font-size="10pt" fo:font-weight="bold" officeooo:paragraph-rsid="0010044c" style:font-name-asian="Monospace1" style:font-size-asian="10pt" style:font-weight-asian="bold" style:font-name-complex="Monospace1" style:font-size-complex="10pt" style:font-weight-complex="bold"/>
    </style:style>
    <style:style style:name="P43" style:family="paragraph" style:parent-style-name="Standard">
      <style:paragraph-properties fo:margin-left="0in" fo:margin-right="0in" fo:text-align="center" style:justify-single-word="false" fo:text-indent="0in" style:auto-text-indent="false" style:text-autospace="none"/>
      <style:text-properties style:font-name="Arial" fo:font-size="10pt" fo:font-weight="bold" officeooo:rsid="0010044c" officeooo:paragraph-rsid="001b5528" style:font-name-asian="Monospace1" style:font-size-asian="10pt" style:font-weight-asian="bold" style:font-name-complex="Monospace1" style:font-size-complex="10pt" style:font-weight-complex="bold"/>
    </style:style>
    <style:style style:name="P44" style:family="paragraph" style:parent-style-name="Standard">
      <style:paragraph-properties fo:margin-left="0in" fo:margin-right="0in" fo:text-align="justify" style:justify-single-word="false" fo:text-indent="0in" style:auto-text-indent="false" style:text-autospace="none"/>
      <style:text-properties officeooo:paragraph-rsid="00163a48"/>
    </style:style>
    <style:style style:name="P45" style:family="paragraph" style:parent-style-name="Standard">
      <style:paragraph-properties fo:margin-left="0in" fo:margin-right="0in" fo:text-align="justify" style:justify-single-word="false" fo:text-indent="0in" style:auto-text-indent="false" style:text-autospace="none"/>
      <style:text-properties officeooo:paragraph-rsid="00342c41"/>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6bcbf6"/>
    </style:style>
    <style:style style:name="T3" style:family="text">
      <style:text-properties style:text-underline-style="solid" style:text-underline-width="auto" style:text-underline-color="font-color" officeooo:rsid="0010044c"/>
    </style:style>
    <style:style style:name="T4" style:family="text">
      <style:text-properties style:text-underline-style="solid" style:text-underline-width="auto" style:text-underline-color="font-color" officeooo:rsid="006218e9"/>
    </style:style>
    <style:style style:name="T5" style:family="text">
      <style:text-properties style:text-underline-style="solid" style:text-underline-width="auto" style:text-underline-color="font-color" officeooo:rsid="00344d77"/>
    </style:style>
    <style:style style:name="T6" style:family="text">
      <style:text-properties officeooo:rsid="006bcbf6"/>
    </style:style>
    <style:style style:name="T7" style:family="text">
      <style:text-properties fo:font-weight="normal" style:font-weight-asian="normal" style:font-weight-complex="normal"/>
    </style:style>
    <style:style style:name="T8" style:family="text">
      <style:text-properties fo:font-weight="normal" officeooo:rsid="00163a48" style:font-weight-asian="normal" style:font-weight-complex="normal"/>
    </style:style>
    <style:style style:name="T9" style:family="text">
      <style:text-properties fo:font-weight="normal" officeooo:rsid="00290e2d" style:font-weight-asian="normal" style:font-weight-complex="normal"/>
    </style:style>
    <style:style style:name="T10" style:family="text">
      <style:text-properties fo:font-weight="normal" officeooo:rsid="003527c9" style:font-weight-asian="normal" style:font-weight-complex="normal"/>
    </style:style>
    <style:style style:name="T11" style:family="text">
      <style:text-properties officeooo:rsid="0010044c"/>
    </style:style>
    <style:style style:name="T12" style:family="text">
      <style:text-properties officeooo:rsid="0013549a"/>
    </style:style>
    <style:style style:name="T13" style:family="text">
      <style:text-properties officeooo:rsid="0014497e"/>
    </style:style>
    <style:style style:name="T14" style:family="text">
      <style:text-properties fo:font-style="italic" style:font-style-asian="italic" style:font-style-complex="italic"/>
    </style:style>
    <style:style style:name="T15" style:family="text">
      <style:text-properties fo:font-style="italic" officeooo:rsid="006bcbf6" style:font-style-asian="italic" style:font-style-complex="italic"/>
    </style:style>
    <style:style style:name="T16" style:family="text">
      <style:text-properties fo:font-style="italic" officeooo:rsid="00247e64" style:font-style-asian="italic" style:font-style-complex="italic"/>
    </style:style>
    <style:style style:name="T17" style:family="text">
      <style:text-properties fo:font-style="italic" officeooo:rsid="0024ed96" style:font-style-asian="italic" style:font-style-complex="italic"/>
    </style:style>
    <style:style style:name="T18" style:family="text">
      <style:text-properties fo:font-style="italic" officeooo:rsid="002df7f9" style:font-style-asian="italic" style:font-style-complex="italic"/>
    </style:style>
    <style:style style:name="T19" style:family="text">
      <style:text-properties officeooo:rsid="00247e64"/>
    </style:style>
    <style:style style:name="T20" style:family="text">
      <style:text-properties fo:font-style="normal" style:font-style-asian="normal" style:font-style-complex="normal"/>
    </style:style>
    <style:style style:name="T21" style:family="text">
      <style:text-properties fo:font-style="normal" officeooo:rsid="00247e64" style:font-style-asian="normal" style:font-style-complex="normal"/>
    </style:style>
    <style:style style:name="T22" style:family="text">
      <style:text-properties fo:font-style="normal" officeooo:rsid="00290e2d" style:font-style-asian="normal" style:font-style-complex="normal"/>
    </style:style>
    <style:style style:name="T23" style:family="text">
      <style:text-properties fo:font-style="normal" officeooo:rsid="002df7f9" style:font-style-asian="normal" style:font-style-complex="normal"/>
    </style:style>
    <style:style style:name="T24" style:family="text">
      <style:text-properties fo:font-style="normal" officeooo:rsid="00344d77" style:font-style-asian="normal" style:font-style-complex="normal"/>
    </style:style>
    <style:style style:name="T25" style:family="text">
      <style:text-properties fo:font-style="normal" style:text-underline-style="solid" style:text-underline-width="auto" style:text-underline-color="font-color" officeooo:rsid="00290e2d" style:font-style-asian="normal" style:font-style-complex="normal"/>
    </style:style>
    <style:style style:name="T26" style:family="text">
      <style:text-properties fo:font-style="normal" style:text-underline-style="solid" style:text-underline-width="auto" style:text-underline-color="font-color" officeooo:rsid="006218e9" style:font-style-asian="normal" style:font-style-complex="normal"/>
    </style:style>
    <style:style style:name="T27" style:family="text">
      <style:text-properties officeooo:rsid="0024ed96"/>
    </style:style>
    <style:style style:name="T28" style:family="text">
      <style:text-properties style:text-position="sub 58%"/>
    </style:style>
    <style:style style:name="T29" style:family="text">
      <style:text-properties style:text-position="sub 58%" officeooo:rsid="00276722"/>
    </style:style>
    <style:style style:name="T30" style:family="text">
      <style:text-properties style:text-position="0% 100%"/>
    </style:style>
    <style:style style:name="T31" style:family="text">
      <style:text-properties style:text-position="0% 100%" officeooo:rsid="00276722"/>
    </style:style>
    <style:style style:name="T32" style:family="text">
      <style:text-properties style:text-position="0% 100%" officeooo:rsid="00259bde"/>
    </style:style>
    <style:style style:name="T33" style:family="text">
      <style:text-properties officeooo:rsid="00276722"/>
    </style:style>
    <style:style style:name="T34" style:family="text">
      <style:text-properties officeooo:rsid="00290e2d"/>
    </style:style>
    <style:style style:name="T35" style:family="text">
      <style:text-properties fo:color="#000000" style:font-name="Monospace" fo:font-size="10pt" style:font-size-asian="10pt"/>
    </style:style>
    <style:style style:name="T36" style:family="text">
      <style:text-properties fo:color="#000000" style:font-name="Arial" fo:font-size="10pt" fo:font-style="normal" style:text-underline-style="none" fo:font-weight="normal" officeooo:rsid="00342c41" style:font-name-asian="Monospace1" style:font-size-asian="10pt" style:font-style-asian="normal" style:font-weight-asian="normal" style:font-name-complex="Monospace1" style:font-size-complex="10pt" style:font-style-complex="normal" style:font-weight-complex="normal"/>
    </style:style>
    <style:style style:name="T37" style:family="text">
      <style:text-properties fo:color="#000000" fo:font-weight="normal" style:font-weight-asian="normal" style:font-weight-complex="normal"/>
    </style:style>
    <style:style style:name="T38" style:family="text">
      <style:text-properties fo:color="#000000" fo:font-weight="normal" officeooo:rsid="0036ac3d" style:font-weight-asian="normal" style:font-weight-complex="normal"/>
    </style:style>
    <style:style style:name="T39" style:family="text">
      <style:text-properties officeooo:rsid="00344d77"/>
    </style:style>
    <style:style style:name="T40" style:family="text">
      <style:text-properties officeooo:rsid="003527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Compte rendu d’activités de Erik AOUIZERATE</text:p>
      <text:p text:style-name="P42">du <text:span text:style-name="T34">01</text:span> <text:span text:style-name="T34">novembre</text:span> au <text:span text:style-name="T11">30 novembre </text:span>2014</text:p>
      <text:p text:style-name="P30"/>
      <text:p text:style-name="P30"/>
      <text:p text:style-name="P30"/>
      <text:p text:style-name="P22">A. <text:span text:style-name="T19">Amélioration du système d'identification des entités (</text:span><text:span text:style-name="T16">vertex</text:span><text:span text:style-name="T19">)</text:span></text:p>
      <text:p text:style-name="P22"/>
      <text:p text:style-name="P22"/>
      <text:p text:style-name="P18"><text:span text:style-name="T2">Objectif :</text:span><text:span text:style-name="T6"> Simplifier l'utilisation des vertex en permettant de récuperer l'instance d'un vertex </text:span><text:span text:style-name="T15">vi</text:span><text:span text:style-name="T16">a </text:span><text:span text:style-name="T21">sa </text:span><text:span text:style-name="T24">valeur</text:span><text:span text:style-name="T16"> </text:span><text:span text:style-name="T21">et non sa référence.</text:span></text:p>
      <text:p text:style-name="P18"/>
      <text:p text:style-name="P23"><text:span text:style-name="T3">Problématique</text:span><text:span text:style-name="T1">:</text:span></text:p>
      <text:p text:style-name="P2">Un vertex est identifié par sa signature; composée de <text:span text:style-name="T39">sa valeur, de</text:span> son méta et <text:span text:style-name="T39">de</text:span> ses compo<text:span text:style-name="T39">sa</text:span>nts. Or 2 vertex distincts peuvent avoir la même <text:span text:style-name="T39">valeur</text:span><text:span text:style-name="T14">. </text:span><text:span text:style-name="T20">Comment retrouvé la référence du vertex nommé par l'utilisateur sans ambiguité ?</text:span></text:p>
      <text:p text:style-name="P35"/>
      <text:p text:style-name="P36"><text:span text:style-name="T1">Solution </text:span><text:span text:style-name="T5">fonctionnelle</text:span><text:span text:style-name="T1"> :</text:span></text:p>
      <text:p text:style-name="P12">On peut créer une table de hachage associant la valeur d'un vertex avec sa signature et qui serait completé lors de la création dudit vertex. On pourrait alors utiliser le vertex en le nommant par sa valeur et retrouver sa signature dans la table.</text:p>
      <text:p text:style-name="P12">On peut imaginer une solution plus élaboré en associant plusieurs singatures à une valeur. Les signatures pouvant être ordoné selon différents critères:</text:p>
      <text:p text:style-name="P12">- l'ordre temporelle de création</text:p>
      <text:p text:style-name="P40"><text:span text:style-name="T37">- </text:span><text:span text:style-name="T38">le nombre de fois que cette signature a été associée à cette valeur.</text:span></text:p>
      <text:p text:style-name="P31"/>
      <text:p text:style-name="P31"/>
      <text:p text:style-name="P27"><text:span text:style-name="T12">B</text:span>. <text:span text:style-name="T27">Désambiguïsation des incohérences lors de la résolution des références des vertex via leurs </text:span><text:span text:style-name="T17">value</text:span></text:p>
      <text:p text:style-name="P22"/>
      <text:p text:style-name="P22"/>
      <text:p text:style-name="P18"><text:span text:style-name="T2">Objectif :</text:span><text:span text:style-name="T6"> <text:s/>Offrir une résolution empirique des références aux systèmes et favoriser la cohérence des données.</text:span></text:p>
      <text:p text:style-name="P37"/>
      <text:p text:style-name="P24"><text:span text:style-name="T3">Problématique</text:span><text:span text:style-name="T1">:</text:span></text:p>
      <text:p text:style-name="P13">Comment permettre au système de ne pas intérompre une transaction lorsque le contexte n'a pas été suffisant pour désambiguiser deux vertex et qu'une incohérence de donnée est présente ?</text:p>
      <text:p text:style-name="P38"/>
      <text:p text:style-name="P25"><text:span text:style-name="T1">Solution</text:span><text:span text:style-name="T4">s</text:span><text:span text:style-name="T1"> technique</text:span><text:span text:style-name="T4">s</text:span><text:span text:style-name="T1"> :</text:span></text:p>
      <text:p text:style-name="P3">L'incohérence du modèle apparait un certain temps après une <text:span text:style-name="T33">erreur de </text:span>d<text:span text:style-name="T27">ésambiguïsation</text:span>. Pour corriger ce problème, on peut :</text:p>
      <text:p text:style-name="P3">- garder une archive du modèle à chaque désambiguisation (instant t<text:span text:style-name="T28">0</text:span><text:span text:style-name="T30">)</text:span></text:p>
      <text:p text:style-name="P4">- Lors d'une incohérence (c.a.d. erreur levé par le système) <text:span text:style-name="T33">à </text:span>t<text:span text:style-name="T29">1</text:span>, rollbacker toutes les <text:span text:style-name="T40">opérations</text:span> jusqu'à <text:s/>t<text:span text:style-name="T28">0</text:span><text:span text:style-name="T30">.</text:span></text:p>
      <text:p text:style-name="P4"><text:span text:style-name="T30">- </text:span><text:span text:style-name="T31">Choisir une autre <text:s/></text:span><text:span text:style-name="T30">désambiguisation </text:span><text:span text:style-name="T31">possible à </text:span><text:span text:style-name="T30">t</text:span><text:span text:style-name="T28">0</text:span><text:span text:style-name="T30">.</text:span></text:p>
      <text:p text:style-name="P4">- Rejouer toute les <text:span text:style-name="T40">opérations de </text:span>t<text:span text:style-name="T28">0</text:span><text:span text:style-name="T30"> </text:span><text:span text:style-name="T31">jusqu'à </text:span><text:span text:style-name="T30">t</text:span><text:span text:style-name="T29">1</text:span><text:span text:style-name="T30">.</text:span></text:p>
      <text:p text:style-name="P5"><text:span text:style-name="T30">- Si une erreur est à nouveau levé, on réitère l'opération jusqu'à épuiser toutes les solutions possibles de </text:span><text:span text:style-name="T32">désambiguisation.</text:span></text:p>
      <text:p text:style-name="P1"/>
      <text:p text:style-name="P1"/>
      <text:p text:style-name="P26"><text:span text:style-name="T13">C</text:span>. <text:span text:style-name="T33">Mutabilité et gestion des références</text:span></text:p>
      <text:p text:style-name="P26"/>
      <text:p text:style-name="P26"/>
      <text:p text:style-name="P19"><text:span text:style-name="T2">Objectif :</text:span><text:span text:style-name="T6"> Pouvoir garder la même référence d'un generic même si celui-ci à été modifié.</text:span></text:p>
      <text:p text:style-name="P19"/>
      <text:p text:style-name="P26"><text:span text:style-name="T3">Problématique </text:span><text:span text:style-name="T1">:</text:span></text:p>
      <text:p text:style-name="P39"><text:span text:style-name="T8">Q</text:span><text:span text:style-name="T7">uel</text:span><text:span text:style-name="T9">s</text:span><text:span text:style-name="T7"> mécanisme</text:span><text:span text:style-name="T9">s</text:span><text:span text:style-name="T7"> mettre en place pour garder les références tout en assurant la qualité des performances du système ?</text:span></text:p>
      <text:p text:style-name="P26"/>
      <text:p text:style-name="P24"><text:span text:style-name="T1">Solution</text:span><text:span text:style-name="T4">s</text:span><text:span text:style-name="T1"> technique</text:span><text:span text:style-name="T4">s</text:span><text:span text:style-name="T1"> :</text:span></text:p>
      <text:p text:style-name="P39"><text:span text:style-name="T10">Simuler une e</text:span><text:span text:style-name="T7">ncapsu</text:span><text:span text:style-name="T10">ation</text:span><text:span text:style-name="T7"> les generic </text:span><text:span text:style-name="T9">(T) dans des mutables (M) et offrir à l'utilsateur des références sur les mutables. La correspondance entre les deux types est effectué grâce à une table de haschage (map).</text:span></text:p>
      <text:p text:style-name="P44"><text:soft-page-break/></text:p>
      <text:p text:style-name="P20"/>
      <text:p text:style-name="P25"><text:span text:style-name="T3">Problématique</text:span><text:span text:style-name="T1">:</text:span></text:p>
      <text:p text:style-name="P41">Si un utilisateur à deux mutable distincts vers un même generic (c.a.d. deux clefs différentes dans la table de haschage pour une même valeur) et qu'une mise à jour est effectué sur l'un des mutable; comment assurer la pérénité de la référence de l'autre mutable ?</text:p>
      <text:p text:style-name="P26"/>
      <text:p text:style-name="P26"><text:span text:style-name="T1">Solution</text:span><text:span text:style-name="T4">s</text:span><text:span text:style-name="T1"> technique</text:span><text:span text:style-name="T4">s</text:span><text:span text:style-name="T1"> :</text:span></text:p>
      <text:p text:style-name="P6">Créer une double tables de haschage qui référence les generic <text:span text:style-name="T14">via </text:span>leurs mutable et <text:span text:style-name="T14">vice versa.</text:span><text:span text:style-name="T20">Lorsqu'un generic est supprimé, on parcours les références potentielles d'autres mutable vers ce generic et on les met à jour.</text:span></text:p>
      <text:p text:style-name="P6"/>
      <text:p text:style-name="P6"/>
      <text:p text:style-name="P7"><text:span text:style-name="T22">D</text:span><text:span text:style-name="T20">. </text:span><text:span text:style-name="T22">Conception de la couche mutability dans le système</text:span></text:p>
      <text:p text:style-name="P14"/>
      <text:p text:style-name="P21"><text:span text:style-name="T2">Objectif :</text:span><text:span text:style-name="T6"> Anticiper les modifications à apporter au système et garder un modèle cohérent.</text:span></text:p>
      <text:p text:style-name="P21"/>
      <text:p text:style-name="P28"><text:span text:style-name="T3">Problématique</text:span><text:span text:style-name="T1">:</text:span></text:p>
      <text:p text:style-name="P32">Comment assurer l'aspect transactionel du système alors que les generic peuvent être partagés entre plusieurs caches et/ou utilisateurs ?</text:p>
      <text:p text:style-name="P32"/>
      <text:p text:style-name="P8"><text:span text:style-name="T25">Solution</text:span><text:span text:style-name="T26">s</text:span><text:span text:style-name="T25"> technique</text:span><text:span text:style-name="T26">s</text:span><text:span text:style-name="T25"> :</text:span></text:p>
      <text:p text:style-name="P10"><text:span text:style-name="T20">Permettre qu'un generic puisse être associé à un seul cache </text:span><text:span text:style-name="T23">et donc cesser la génération commune des generic. </text:span><text:span text:style-name="T20">Toute modification sur ce generic (via le mutable) n'impactera pas les autres cache / utilisateurs. </text:span><text:span text:style-name="T23">Lors du </text:span><text:span text:style-name="T18">flush </text:span><text:span text:style-name="T23">on remplace les generic ayant la même signature que celui modifié.</text:span></text:p>
      <text:p text:style-name="P10"/>
      <text:p text:style-name="P29"><text:span text:style-name="T3">Problématique</text:span><text:span text:style-name="T1">:</text:span></text:p>
      <text:p text:style-name="P34">La couche mutability est placé au dessus de la couche concurrency. Comment mettre en oeuvre le pickNewTs de concurrency et assurer l'aspect concurentiel du système ?</text:p>
      <text:p text:style-name="P33"/>
      <text:p text:style-name="P9"><text:span text:style-name="T25">Solution</text:span><text:span text:style-name="T26">s</text:span><text:span text:style-name="T25"> technique</text:span><text:span text:style-name="T26">s</text:span><text:span text:style-name="T25"> :</text:span></text:p>
      <text:p text:style-name="P11"><text:span text:style-name="T23">L</text:span><text:span text:style-name="T20">ors d'un pickNewTs, On parcours la table de correspondance entre les mutables et les generics et on verifie l'existance de chaque generic. Si Le generic n'est plus </text:span><text:span text:style-name="T14">alive </text:span><text:span text:style-name="T20">on supprime la clef du mutable correspondant.</text:span></text:p>
      <text:p text:style-name="P11"/>
      <text:p text:style-name="P29"><text:span text:style-name="T3">Problématique</text:span><text:span text:style-name="T1">:</text:span></text:p>
      <text:p text:style-name="P34">Quelles nouveaux types d'erreur la couche mutability fait elle apparaitre et comment les traiter ?</text:p>
      <text:p text:style-name="P33"/>
      <text:p text:style-name="P9"><text:span text:style-name="T25">Solution</text:span><text:span text:style-name="T26">s</text:span><text:span text:style-name="T25"> technique</text:span><text:span text:style-name="T26">s</text:span><text:span text:style-name="T25"> :</text:span></text:p>
      <text:p text:style-name="P45"><text:span text:style-name="T36">Si l'utilisateur à garder une réference d'un mutable correspondant à un generic détruit alors on lève une </text:span><text:span text:style-name="T35">AliveConstraintViolationException.</text:span></text:p>
      <text:p text:style-name="P17"/>
      <text:p text:style-name="P16"/>
      <text:p text:style-name="P16"><text:tab/></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Monospace1" svg:font-family="Monospace"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17:05:34.519089367</meta:creation-date>
    <dc:date>2014-11-26T13:28:08.961009657</dc:date>
    <meta:editing-duration>P1DT11H17M50S</meta:editing-duration>
    <meta:editing-cycles>17</meta:editing-cycles>
    <meta:generator>LibreOffice/4.2.7.2$Linux_X86_64 LibreOffice_project/420m0$Build-2</meta:generator>
    <meta:print-date>2014-10-28T14:13:35.547453139</meta:print-date>
    <meta:document-statistic meta:table-count="0" meta:image-count="0" meta:object-count="0" meta:page-count="2" meta:paragraph-count="47" meta:word-count="676" meta:character-count="4312" meta:non-whitespace-character-count="3678"/>
  </office:meta>
</office:document-meta>
</file>